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officeooo:paragraph-rsid="00199fe7" style:font-size-asian="14pt" style:font-size-complex="14pt"/>
    </style:style>
    <style:style style:name="P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officeooo:paragraph-rsid="001b5193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18f1ec" style:font-size-asian="12pt" style:font-size-complex="12pt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ans-serif" fo:font-size="12pt" officeooo:paragraph-rsid="00199fe7" style:font-size-asian="12pt" style:font-size-complex="12pt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ans-serif" fo:font-size="12pt" officeooo:paragraph-rsid="00199fe7" style:font-size-asian="12pt" style:font-size-complex="12pt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ans-serif" fo:font-size="12pt" officeooo:paragraph-rsid="001d9d0b" style:font-size-asian="12pt" style:font-size-complex="12pt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ans-serif" fo:font-size="12pt" officeooo:paragraph-rsid="001baa81" style:font-size-asian="12pt" style:font-size-complex="12pt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ans-serif" fo:font-size="12pt" officeooo:rsid="001baa81" officeooo:paragraph-rsid="001baa81" style:font-size-asian="12pt" style:font-size-complex="12pt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ans-serif" fo:font-size="12pt" officeooo:rsid="001d9d0b" officeooo:paragraph-rsid="001d9d0b" style:font-size-asian="12pt" style:font-size-complex="12pt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sans-serif" fo:font-size="12pt" officeooo:paragraph-rsid="00199fe7"/>
    </style:style>
    <style:style style:name="P11" style:family="paragraph" style:parent-style-name="Standard">
      <style:text-properties fo:color="#0000ff" loext:opacity="100%" style:font-name="Courier New" fo:font-size="10pt" fo:font-weight="normal" style:font-size-asian="10pt" style:font-weight-asian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ff" loext:opacity="100%" style:font-name="Courier New" fo:font-size="10pt" fo:font-weight="normal" officeooo:paragraph-rsid="00199fe7" style:font-size-asian="10pt" style:font-weight-asian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c9211e" loext:opacity="100%" style:font-name="sans-serif" fo:font-size="10pt" officeooo:rsid="001baa81" officeooo:paragraph-rsid="001baa81" style:font-size-asian="10pt" style:font-size-complex="10pt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officeooo:paragraph-rsid="001baa81" style:font-size-asian="10.5pt" style:font-size-complex="12pt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Droid Sans Mono" fo:font-size="10.5pt" officeooo:paragraph-rsid="00199fe7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officeooo:paragraph-rsid="001d9d0b" style:font-size-asian="14pt" style:font-size-complex="14pt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0pt" officeooo:paragraph-rsid="001d9d0b" style:font-size-asian="10pt" style:font-size-complex="10pt"/>
    </style:style>
    <style:style style:name="T1" style:family="text">
      <style:text-properties style:font-name="sans-serif" fo:font-size="12pt" style:font-size-asian="12pt" style:font-size-complex="12pt"/>
    </style:style>
    <style:style style:name="T2" style:family="text">
      <style:text-properties style:font-name="sans-serif" fo:font-size="12pt" officeooo:rsid="00199fe7" style:font-size-asian="12pt" style:font-size-complex="12pt"/>
    </style:style>
    <style:style style:name="T3" style:family="text">
      <style:text-properties style:font-name="sans-serif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c9211e" loext:opacity="100%" style:font-name="sans-serif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c9211e" loext:opacity="100%" style:font-name="sans-serif" fo:font-size="10pt" fo:font-weight="bold" officeooo:rsid="001baa81" style:font-size-asian="10pt" style:font-weight-asian="bold" style:font-size-complex="10pt" style:font-weight-complex="bold"/>
    </style:style>
    <style:style style:name="T7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c9211e" loext:opacity="100%" fo:font-size="10pt" fo:font-weight="bold" officeooo:rsid="001baa81" style:font-size-asian="10pt" style:font-weight-asian="bold" style:font-size-complex="10pt" style:font-weight-complex="bold"/>
    </style:style>
    <style:style style:name="T9" style:family="text"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158466" loext:opacity="100%" style:font-name="sans-serif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158466" loext:opacity="100%" style:font-name="sans-serif" fo:font-size="10pt" fo:font-weight="bold" officeooo:rsid="001baa81" style:font-size-asian="10pt" style:font-weight-asian="bold" style:font-size-complex="10pt" style:font-weight-complex="bold"/>
    </style:style>
    <style:style style:name="T13" style:family="text">
      <style:text-properties fo:color="#158466" loext:opacity="100%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158466" loext:opacity="100%" fo:font-size="10pt" fo:font-weight="bold" officeooo:rsid="001baa81" style:font-size-asian="10pt" style:font-weight-asian="bold" style:font-size-complex="10pt" style:font-weight-complex="bold"/>
    </style:style>
    <style:style style:name="T15" style:family="text">
      <style:text-properties fo:color="#0000ff" loext:opacity="100%" style:font-name="Courier New" fo:font-size="10pt" fo:font-weight="bold" style:font-size-asian="10pt" style:font-weight-asian="bold"/>
    </style:style>
    <style:style style:name="T16" style:family="text">
      <style:text-properties fo:color="#0000ff" loext:opacity="100%" style:font-name="Courier New" fo:font-size="10pt" fo:font-weight="bold" fo:background-color="transparent" loext:char-shading-value="0" style:font-size-asian="10pt" style:font-weight-asian="bold"/>
    </style:style>
    <style:style style:name="T17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8" style:family="text">
      <style:text-properties fo:color="#0000ff" loext:opacity="100%" fo:font-size="10pt" fo:font-weight="bold" style:font-size-asian="10pt" style:font-weight-asian="bold" style:font-size-complex="10pt"/>
    </style:style>
    <style:style style:name="T19" style:family="text">
      <style:text-properties fo:color="#0000ff" loext:opacity="100%" fo:font-weight="bold" style:font-weight-asian="bold"/>
    </style:style>
    <style:style style:name="T20" style:family="text">
      <style:text-properties fo:color="#000000" loext:opacity="100%" style:font-name="Courier New" fo:font-size="10pt" fo:font-weight="normal" style:font-size-asian="10pt" style:font-weight-asian="normal"/>
    </style:style>
    <style:style style:name="T21" style:family="text">
      <style:text-properties fo:color="#000000" loext:opacity="100%"/>
    </style:style>
    <style:style style:name="T22" style:family="text">
      <style:text-properties fo:color="#808000" loext:opacity="100%" style:font-name="Courier New" fo:font-size="10pt" fo:font-weight="normal" style:font-size-asian="10pt" style:font-weight-asian="normal"/>
    </style:style>
    <style:style style:name="T23" style:family="text">
      <style:text-properties fo:color="#800000" loext:opacity="100%" style:font-name="Courier New" fo:font-size="10pt" fo:font-weight="bold" style:font-size-asian="10pt" style:font-weight-asian="bold"/>
    </style:style>
    <style:style style:name="T24" style:family="text">
      <style:text-properties fo:color="#800080" loext:opacity="100%" style:font-name="Courier New" fo:font-size="10pt" fo:font-weight="normal" style:font-size-asian="10pt" style:font-weight-asian="normal"/>
    </style:style>
    <style:style style:name="T25" style:family="text">
      <style:text-properties fo:color="#d4d4d4" loext:opacity="100%" fo:font-weight="normal" fo:background-color="transparent" loext:char-shading-value="0"/>
    </style:style>
    <style:style style:name="T26" style:family="text">
      <style:text-properties fo:color="#d4d4d4" loext:opacity="100%" style:font-name="Courier New" fo:font-size="10pt" fo:font-weight="normal" fo:background-color="transparent" loext:char-shading-value="0" style:font-size-asian="10pt" style:font-weight-asian="bold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officeooo:rsid="001d9d0b"/>
    </style:style>
    <style:style style:name="T29" style:family="text">
      <style:text-properties fo:color="#ff00ff" loext:opacity="100%" style:font-name="Courier New" fo:font-size="10pt" fo:font-weight="normal" style:font-size-asian="10pt" style:font-weight-asian="normal"/>
    </style:style>
    <style:style style:name="T30" style:family="text">
      <style:text-properties fo:color="#ff00ff" loext:opacity="100%"/>
    </style:style>
    <style:style style:name="T31" style:family="text">
      <style:text-properties style:font-size-asian="12pt" style:font-size-complex="12pt"/>
    </style:style>
    <style:style style:name="T3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59R_mcid0"/><text:line-break/><text:span text:style-name="T1">LE TRAVAIL A EFFECTUER</text:span></text:p>
      <text:p text:style-name="P1"><text:bookmark text:name="page59R_mcid1"/><text:bookmark text:name="page59R_mcid2"/><text:span text:style-name="T4"><text:line-break/></text:span><text:span text:style-name="T1">PHASE </text:span><text:span text:style-name="T2">1</text:span><text:bookmark text:name="page59R_mcid3"/><text:span text:style-name="T4"><text:line-break/></text:span></text:p>
      <text:p text:style-name="P1"><text:span text:style-name="T1">III.1.1</text:span><text:span text:style-name="T4"> </text:span><text:span text:style-name="T1">Implémenter la base</text:span></text:p>
      <text:p text:style-name="P4"/>
      <text:p text:style-name="P1"><text:span text:style-name="T1">Certaines tâches peuvent être réalisées au moyen du langage LDD, mais aussi grâce aux assistants graphiques : testez les 2</text:span><text:span text:style-name="T4"> </text:span><text:span text:style-name="T1">manières de faire.</text:span></text:p>
      <text:p text:style-name="P4"/>
      <text:p text:style-name="P1"><text:span text:style-name="T1">En utilisant MariaDB et HeidiSQL</text:span><text:span text:style-name="T4"> </text:span><text:span text:style-name="T1">:</text:span><text:bookmark text:name="page59R_mcid8"/><text:bookmark text:name="page59R_mcid7"/><text:span text:style-name="T4"><text:line-break/></text:span></text:p>
      <text:p text:style-name="P1"><text:span text:style-name="T1">1)</text:span><text:span text:style-name="T4"> </text:span><text:span text:style-name="T1">Créer la base de données PAPYRUS avec les paramètres par défaut.</text:span></text:p>
      <text:p text:style-name="P4"/>
      <text:p text:style-name="P4"/>
      <text:p text:style-name="P16"><text:span text:style-name="T4"><text:line-break/></text:span><text:span text:style-name="T27">PRODUIT (</text:span><text:span text:style-name="T7">CODART</text:span><text:span text:style-name="T27">, LIBART, STKALE, STKPHY, QTEANN, UNIMES)</text:span></text:p>
      <text:p text:style-name="P15"><text:span text:style-name="T26"/></text:p>
      <text:p text:style-name="P15"><text:span text:style-name="T16">CREATE</text:span><text:span text:style-name="T20"> </text:span><text:span text:style-name="T15">TABLE</text:span><text:span text:style-name="T20"> </text:span><text:span text:style-name="T29">PRODUIT</text:span><text:span text:style-name="T17">(</text:span></text:p>
      <text:p text:style-name="Standard"><text:span text:style-name="T22"><text:tab/>CODART</text:span><text:span text:style-name="T20"> </text:span><text:span text:style-name="T23">CHAR</text:span><text:span text:style-name="T17">(</text:span><text:span text:style-name="T24">4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LIBART</text:span><text:span text:style-name="T20"> </text:span><text:span text:style-name="T23">VARCHAR</text:span><text:span text:style-name="T17">(</text:span><text:span text:style-name="T24">50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STKALE</text:span><text:span text:style-name="T20"> </text:span><text:span text:style-name="T23">INT</text:span><text:span text:style-name="T17">(</text:span><text:span text:style-name="T24">10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STKPHY</text:span><text:span text:style-name="T20"> </text:span><text:span text:style-name="T23">INT</text:span><text:span text:style-name="T17">(</text:span><text:span text:style-name="T24">10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QTEANN</text:span><text:span text:style-name="T20"> </text:span><text:span text:style-name="T23">INT</text:span><text:span text:style-name="T17">(</text:span><text:span text:style-name="T24">10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UNIMES</text:span><text:span text:style-name="T20"> </text:span><text:span text:style-name="T23">CHAR</text:span><text:span text:style-name="T17">(</text:span><text:span text:style-name="T24">5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15"><text:tab/>PRIMARY</text:span><text:span text:style-name="T20"> </text:span><text:span text:style-name="T15">KEY</text:span><text:span text:style-name="T17">(</text:span><text:span text:style-name="T22">CODART</text:span><text:span text:style-name="T17">)</text:span></text:p>
      <text:p text:style-name="Standard"><text:span text:style-name="T17"><text:tab/>);</text:span></text:p>
      <text:p text:style-name="P15"/>
      <text:p text:style-name="P10"><text:span text:style-name="T31">MariaDB [papyrus]&gt; explain PRODUIT;</text:span></text:p>
      <text:p text:style-name="P4">+--------+------------------+------+-----+---------+-------+</text:p>
      <text:p text:style-name="P4">| Field <text:s/>| Type <text:s text:c="14"/>| Null | Key | Default | Extra |</text:p>
      <text:p text:style-name="P4">+--------+------------------+------+-----+---------+-------+</text:p>
      <text:p text:style-name="P4">| CODART | char(4) <text:s text:c="4"/>| NO <text:s text:c="2"/>| PRI | NULL <text:s text:c="3"/>| <text:s text:c="6"/>|</text:p>
      <text:p text:style-name="P4">| LIBART | varchar(50) | NO <text:s text:c="2"/>| <text:s text:c="4"/>| NULL <text:s text:c="3"/>| <text:s text:c="6"/>|</text:p>
      <text:p text:style-name="P4">| STKALE | int(10) <text:s text:c="4"/>| NO <text:s text:c="2"/>| <text:s text:c="4"/>| NULL <text:s text:c="3"/>| <text:s text:c="6"/>|</text:p>
      <text:p text:style-name="P4">| STKPHY | int(10) <text:s text:c="4"/>| NO <text:s text:c="2"/>| <text:s text:c="4"/>| NULL <text:s text:c="3"/>| <text:s text:c="6"/>|</text:p>
      <text:p text:style-name="P4">| QTEANN | int(10) <text:s text:c="4"/>| NO <text:s text:c="2"/>| <text:s text:c="4"/>| NULL <text:s text:c="3"/>| <text:s text:c="6"/>|</text:p>
      <text:p text:style-name="P4">| UNIMES | char(5) <text:s text:c="4"/>| NO <text:s text:c="2"/>| <text:s text:c="4"/>| NULL <text:s text:c="3"/>| <text:s text:c="6"/>|</text:p>
      <text:p text:style-name="P4">+--------+-------------+------+-----+---------+-------+</text:p>
      <text:p text:style-name="P4">6 rows in set (0,001 sec)</text:p>
      <text:p text:style-name="P4"/>
      <text:p text:style-name="P4"/>
      <text:p text:style-name="P17"><text:span text:style-name="T19">FOURNIS (</text:span><text:span text:style-name="T10">NUMFOU</text:span><text:span text:style-name="T19">, NOMFOU, RUEFOU, POSFOU, VILFOU, CONFOU, SATISF)</text:span></text:p>
      <text:p text:style-name="P4"><text:span text:style-name="T15"/></text:p>
      <text:p text:style-name="P12"><text:span text:style-name="T32">CREATE</text:span><text:span text:style-name="T21"> </text:span><text:span text:style-name="T32">TABLE</text:span><text:span text:style-name="T21"> </text:span><text:span text:style-name="T30">FOURNIS</text:span>(</text:p>
      <text:p text:style-name="Standard"><text:span text:style-name="T22"><text:tab/>NUMFOU</text:span><text:span text:style-name="T20"> </text:span><text:span text:style-name="T23">TINYINT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NOMFOU</text:span><text:span text:style-name="T20"> </text:span><text:span text:style-name="T23">VARCHAR</text:span><text:span text:style-name="T17">(</text:span><text:span text:style-name="T24">50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RUEFOU</text:span><text:span text:style-name="T20"> </text:span><text:span text:style-name="T23">VARCHAR</text:span><text:span text:style-name="T17">(</text:span><text:span text:style-name="T24">50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POSFOU</text:span><text:span text:style-name="T20"> </text:span><text:span text:style-name="T23">CHAR</text:span><text:span text:style-name="T17">(</text:span><text:span text:style-name="T24">5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VILFOU</text:span><text:span text:style-name="T20"> </text:span><text:span text:style-name="T23">VARCHAR</text:span><text:span text:style-name="T17">(</text:span><text:span text:style-name="T24">30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CONFOU</text:span><text:span text:style-name="T20"> </text:span><text:span text:style-name="T23">VARCHAR</text:span><text:span text:style-name="T17">(</text:span><text:span text:style-name="T24">50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SATISF</text:span><text:span text:style-name="T20"> </text:span><text:span text:style-name="T23">TINYINT</text:span><text:span text:style-name="T17">,</text:span></text:p>
      <text:p text:style-name="Standard"><text:span text:style-name="T15"><text:tab/>PRIMARY</text:span><text:span text:style-name="T20"> </text:span><text:span text:style-name="T15">KEY</text:span><text:span text:style-name="T17">(</text:span><text:span text:style-name="T22">NUMFOU</text:span><text:span text:style-name="T17">)</text:span></text:p>
      <text:p text:style-name="Standard"><text:span text:style-name="T17"><text:tab/>);</text:span></text:p>
      <text:p text:style-name="P11"/>
      <text:p text:style-name="P12"><text:span text:style-name="T17"/></text:p>
      <text:p text:style-name="P4"><text:soft-page-break/></text:p>
      <text:p text:style-name="P4">MariaDB [papyrus]&gt; explain FOURNIS;</text:p>
      <text:p text:style-name="P4">+--------+-------------+------+-----+---------+-------+</text:p>
      <text:p text:style-name="P4">| Field <text:s/>| Type <text:s text:c="7"/>| Null | Key | Default | Extra |</text:p>
      <text:p text:style-name="P4">+--------+-------------+------+-----+---------+-------+</text:p>
      <text:p text:style-name="P4">| NUMFOU | tinyint(4) <text:s/>| NO <text:s text:c="2"/>| PRI | NULL <text:s text:c="3"/>| <text:s text:c="6"/>|</text:p>
      <text:p text:style-name="P4">| NOMFOU | varchar(50) | <text:span text:style-name="T28">NO</text:span> <text:s/>| <text:s text:c="4"/>| NULL <text:s text:c="3"/>| <text:s text:c="6"/>|</text:p>
      <text:p text:style-name="P4">| RUEFOU | varchar(50) | <text:span text:style-name="T28">NO</text:span> <text:s/>| <text:s text:c="4"/>| NULL <text:s text:c="3"/>| <text:s text:c="6"/>|</text:p>
      <text:p text:style-name="P4">| POSFOU | char(5) <text:s text:c="4"/>| <text:span text:style-name="T28">NO</text:span> <text:s/>| <text:s text:c="4"/>| NULL <text:s text:c="3"/>| <text:s text:c="6"/>|</text:p>
      <text:p text:style-name="P4">| VILFOU | varchar(30) | <text:span text:style-name="T28">NO</text:span> | <text:s text:c="4"/>| NULL <text:s text:c="3"/>| <text:s text:c="6"/>|</text:p>
      <text:p text:style-name="P4">| CONFOU | varchar(50) | <text:span text:style-name="T28">NO</text:span> <text:s/>| <text:s text:c="4"/>| NULL <text:s text:c="3"/>| <text:s text:c="6"/>|</text:p>
      <text:p text:style-name="P4">| SATISF | tinyint(4) <text:s/>| YES <text:s/>| <text:s text:c="4"/>| NULL <text:s text:c="3"/>| <text:s text:c="6"/>|</text:p>
      <text:p text:style-name="P4">+--------+-------------+------+-----+---------+-------+</text:p>
      <text:p text:style-name="P4">7 rows in set (0,001 sec)</text:p>
      <text:p text:style-name="P4"/>
      <text:p text:style-name="P16"><text:span text:style-name="T27">ENTCOM (</text:span><text:span text:style-name="T7">NUMCOM</text:span><text:span text:style-name="T27">, OBSCOM, DATCOM, </text:span><text:span text:style-name="T13">NUMFOU</text:span><text:span text:style-name="T27">)</text:span></text:p>
      <text:p text:style-name="P4"/>
      <text:p text:style-name="P4"><text:span text:style-name="T15">CREATE</text:span><text:span text:style-name="T20"> </text:span><text:span text:style-name="T15">TABLE</text:span><text:span text:style-name="T20"> </text:span><text:span text:style-name="T29">ENTCOM</text:span><text:span text:style-name="T17">(</text:span></text:p>
      <text:p text:style-name="Standard"><text:span text:style-name="T22"><text:tab/>NUMCOM</text:span><text:span text:style-name="T20"> </text:span><text:span text:style-name="T23">INT</text:span><text:span text:style-name="T17">(</text:span><text:span text:style-name="T24">10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OBSCOM</text:span><text:span text:style-name="T20"> </text:span><text:span text:style-name="T23">VARCHAR</text:span><text:span text:style-name="T17">(</text:span><text:span text:style-name="T24">50</text:span><text:span text:style-name="T17">),</text:span></text:p>
      <text:p text:style-name="Standard"><text:span text:style-name="T22"><text:tab/>DATCOM</text:span><text:span text:style-name="T20"> </text:span><text:span text:style-name="T23">DATETIME</text:span><text:span text:style-name="T17">(</text:span><text:span text:style-name="T24">6</text:span><text:span text:style-name="T17">),</text:span></text:p>
      <text:p text:style-name="Standard"><text:span text:style-name="T22"><text:tab/>NUMFOU</text:span><text:span text:style-name="T20"> </text:span><text:span text:style-name="T23">TINYINT</text:span><text:span text:style-name="T17">,</text:span></text:p>
      <text:p text:style-name="Standard"><text:span text:style-name="T15"><text:tab/>PRIMARY</text:span><text:span text:style-name="T20"> </text:span><text:span text:style-name="T15">KEY</text:span><text:span text:style-name="T17">(</text:span><text:span text:style-name="T22">NUMCOM</text:span><text:span text:style-name="T17">),</text:span></text:p>
      <text:p text:style-name="Standard"><text:span text:style-name="T15"><text:tab/>FOREIGN</text:span><text:span text:style-name="T20"> </text:span><text:span text:style-name="T15">KEY</text:span><text:span text:style-name="T17">(</text:span><text:span text:style-name="T22">NUMFOU</text:span><text:span text:style-name="T17">)</text:span><text:span text:style-name="T20"> </text:span><text:span text:style-name="T15">REFERENCES</text:span><text:span text:style-name="T20"> </text:span><text:span text:style-name="T29">FOURNIS</text:span><text:span text:style-name="T17">(</text:span><text:span text:style-name="T22">NUMFOU</text:span><text:span text:style-name="T17">)</text:span></text:p>
      <text:p text:style-name="Standard"><text:span text:style-name="T17"><text:tab/>);</text:span></text:p>
      <text:p text:style-name="P11"/>
      <text:p text:style-name="P4"/>
      <text:p text:style-name="P4"/>
      <text:p text:style-name="P4">MariaDB [papyrus]&gt; explain entcom;</text:p>
      <text:p text:style-name="P4">ERROR 1146 (42S02): Table 'papyrus.entcom' doesn't exist</text:p>
      <text:p text:style-name="P4">MariaDB [papyrus]&gt; explain ENTCOM;</text:p>
      <text:p text:style-name="P4">+--------+-------------+------+-----+---------+-------+</text:p>
      <text:p text:style-name="P4">| Field <text:s/>| Type <text:s text:c="7"/>| Null | Key | Default | Extra |</text:p>
      <text:p text:style-name="P4">+--------+-------------+------+-----+---------+-------+</text:p>
      <text:p text:style-name="P4">| NUMCOM | int(10) <text:s text:c="4"/>| NO <text:s text:c="2"/>| PRI | NULL <text:s text:c="3"/>| <text:s text:c="6"/>|</text:p>
      <text:p text:style-name="P4">| OBSCOM | varchar(50) | YES <text:s/>| <text:s text:c="4"/>| NULL <text:s text:c="3"/>| <text:s text:c="6"/>|</text:p>
      <text:p text:style-name="P4">| DATCOM | datetime(6) | YES <text:s/>| <text:s text:c="4"/>| NULL <text:s text:c="3"/>| <text:s text:c="6"/>|</text:p>
      <text:p text:style-name="P4">| NUMFOU | tinyint(4) <text:s/>| YES <text:s/>| MUL | NULL <text:s text:c="3"/>| <text:s text:c="6"/>|</text:p>
      <text:p text:style-name="P4">+--------+-------------+------+-----+---------+-------+</text:p>
      <text:p text:style-name="P4">4 rows in set (0,002 sec)</text:p>
      <text:p text:style-name="P4"/>
      <text:p text:style-name="P4"/>
      <text:p text:style-name="P16"><text:bookmark text:name="page58R_mcid7"/><text:span text:style-name="T27"><text:line-break/>LIGCOM (</text:span><text:span text:style-name="T7">NUMLIG, </text:span><text:span text:style-name="T8">NUM</text:span><text:span text:style-name="T14">COM</text:span><text:span text:style-name="T8">, </text:span><text:span text:style-name="T27"><text:s/>QTECDE, PRIUNI, QTELIV, DERLIV, </text:span><text:span text:style-name="T13">CODART</text:span><text:span text:style-name="T27">)</text:span></text:p>
      <text:p text:style-name="P4"/>
      <text:p text:style-name="P4"><text:span text:style-name="T15">CREATE</text:span><text:span text:style-name="T20"> </text:span><text:span text:style-name="T15">TABLE</text:span><text:span text:style-name="T20"> </text:span><text:span text:style-name="T29">LIGCOM</text:span><text:span text:style-name="T17">(</text:span></text:p>
      <text:p text:style-name="Standard"><text:span text:style-name="T22"><text:tab/>NUMCOM</text:span><text:span text:style-name="T20"> </text:span><text:span text:style-name="T23">INT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NUMLIG</text:span><text:span text:style-name="T20"> </text:span><text:span text:style-name="T23">TINYINT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CODART</text:span><text:span text:style-name="T20"> </text:span><text:span text:style-name="T23">CHAR</text:span><text:span text:style-name="T17">(</text:span><text:span text:style-name="T24">4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QTECDE</text:span><text:span text:style-name="T20"> </text:span><text:span text:style-name="T23">INT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PRIUNI</text:span><text:span text:style-name="T20"> </text:span><text:span text:style-name="T23">DECIMAL</text:span><text:span text:style-name="T17">(</text:span><text:span text:style-name="T24">9</text:span><text:span text:style-name="T17">,</text:span><text:span text:style-name="T24">2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QTELIV</text:span><text:span text:style-name="T20"> </text:span><text:span text:style-name="T23">INT</text:span><text:span text:style-name="T17">,</text:span></text:p>
      <text:p text:style-name="Standard"><text:span text:style-name="T22"><text:tab/>DERLIV</text:span><text:span text:style-name="T20"> </text:span><text:span text:style-name="T23">DATETIME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15"><text:tab/>PRIMARY</text:span><text:span text:style-name="T20"> </text:span><text:span text:style-name="T15">KEY</text:span><text:span text:style-name="T17">(</text:span><text:span text:style-name="T22">NUMLIG</text:span><text:span text:style-name="T17">),</text:span></text:p>
      <text:p text:style-name="Standard"><text:span text:style-name="T15"><text:tab/>FOREIGN</text:span><text:span text:style-name="T20"> </text:span><text:span text:style-name="T15">KEY</text:span><text:span text:style-name="T17">(</text:span><text:span text:style-name="T22">NUMCOM</text:span><text:span text:style-name="T17">)</text:span><text:span text:style-name="T20"> </text:span><text:span text:style-name="T15">REFERENCES</text:span><text:span text:style-name="T20"> </text:span><text:span text:style-name="T29">ENTCOM</text:span><text:span text:style-name="T17">(</text:span><text:span text:style-name="T22">NUMCOM</text:span><text:span text:style-name="T17">),</text:span></text:p>
      <text:p text:style-name="Standard"><text:span text:style-name="T15"><text:tab/>FOREIGN</text:span><text:span text:style-name="T20"> </text:span><text:span text:style-name="T15">KEY</text:span><text:span text:style-name="T17">(</text:span><text:span text:style-name="T22">CODART</text:span><text:span text:style-name="T17">)</text:span><text:span text:style-name="T20"> </text:span><text:span text:style-name="T15">REFERENCES</text:span><text:span text:style-name="T20"> </text:span><text:span text:style-name="T29">PRODUIT</text:span><text:span text:style-name="T17">(</text:span><text:span text:style-name="T22">CODART</text:span><text:span text:style-name="T17">)</text:span></text:p>
      <text:p text:style-name="Standard"><text:soft-page-break/><text:span text:style-name="T17"><text:tab/>);</text:span></text:p>
      <text:p text:style-name="P11"/>
      <text:p text:style-name="P4">MariaDB [papyrus]&gt; explain LIGCOM;</text:p>
      <text:p text:style-name="P4">+--------+--------------+------+-----+---------+-------+</text:p>
      <text:p text:style-name="P4">| Field <text:s/>| Type <text:s text:c="8"/>| Null | Key | Default | Extra |</text:p>
      <text:p text:style-name="P4">+--------+--------------+------+-----+---------+-------+</text:p>
      <text:p text:style-name="P4">| NUMCOM | int(11) <text:s text:c="5"/>| NO <text:s text:c="2"/>| MUL | NULL <text:s text:c="3"/>| <text:s text:c="6"/>|</text:p>
      <text:p text:style-name="P4">| NUMLIG | tinyint(4) <text:s text:c="2"/>| NO <text:s text:c="2"/>| PRI | NULL <text:s text:c="3"/>| <text:s text:c="6"/>|</text:p>
      <text:p text:style-name="P4">| CODART | char(4) <text:s text:c="5"/>| NO <text:s text:c="2"/>| MUL | NULL <text:s text:c="3"/>| <text:s text:c="6"/>|</text:p>
      <text:p text:style-name="P4">| QTECDE | int(11) <text:s text:c="5"/>| NO <text:s text:c="2"/>| <text:s text:c="4"/>| NULL <text:s text:c="3"/>| <text:s text:c="6"/>|</text:p>
      <text:p text:style-name="P4">| PRIUNI | decimal(9,2) | NO <text:s text:c="2"/>| <text:s text:c="4"/>| NULL <text:s text:c="3"/>| <text:s text:c="6"/>|</text:p>
      <text:p text:style-name="P4">| QTELIV | int(11) <text:s text:c="5"/>| YES <text:s/>| <text:s text:c="4"/>| NULL <text:s text:c="3"/>| <text:s text:c="6"/>|</text:p>
      <text:p text:style-name="P4">| DERLIV | datetime <text:s text:c="4"/>| NO <text:s text:c="2"/>| <text:s text:c="4"/>| NULL <text:s text:c="3"/>| <text:s text:c="6"/>|</text:p>
      <text:p text:style-name="P4">+--------+--------------+------+-----+---------+-------+</text:p>
      <text:p text:style-name="P4">7 rows in set (0,002 sec)</text:p>
      <text:p text:style-name="P4"/>
      <text:p text:style-name="P16"><text:bookmark text:name="page58R_mcid9"/><text:span text:style-name="T27"><text:line-break/>VENTE (</text:span><text:span text:style-name="T7">CODART, NUMFOU</text:span><text:span text:style-name="T27">, DELLIV, QTE1, PRIX1, QTE2, PRIX2, QTE3, PRIX3)</text:span></text:p>
      <text:p text:style-name="P4"/>
      <text:p text:style-name="P9"><text:span text:style-name="T15">CREATE</text:span><text:span text:style-name="T20"> </text:span><text:span text:style-name="T15">TABLE</text:span><text:span text:style-name="T20"> </text:span><text:span text:style-name="T29">VENTE</text:span><text:span text:style-name="T17">(</text:span></text:p>
      <text:p text:style-name="Standard"><text:span text:style-name="T22"><text:tab/>CODART</text:span><text:span text:style-name="T20"> </text:span><text:span text:style-name="T23">CHAR</text:span><text:span text:style-name="T17">(</text:span><text:span text:style-name="T24">4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NUMFOU</text:span><text:span text:style-name="T20"> </text:span><text:span text:style-name="T23">TINYINT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DELLIV</text:span><text:span text:style-name="T20"> </text:span><text:span text:style-name="T23">SMALLINT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QTE1</text:span><text:span text:style-name="T20"> </text:span><text:span text:style-name="T23">INT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PRIX1</text:span><text:span text:style-name="T20"> </text:span><text:span text:style-name="T23">DECIMAL</text:span><text:span text:style-name="T17">(</text:span><text:span text:style-name="T24">9</text:span><text:span text:style-name="T17">,</text:span><text:span text:style-name="T24">2</text:span><text:span text:style-name="T17">)</text:span><text:span text:style-name="T20"> </text:span><text:span text:style-name="T15">NOT</text:span><text:span text:style-name="T20"> </text:span><text:span text:style-name="T15">NULL</text:span><text:span text:style-name="T17">,</text:span></text:p>
      <text:p text:style-name="Standard"><text:span text:style-name="T22"><text:tab/>QTE2</text:span><text:span text:style-name="T20"> </text:span><text:span text:style-name="T23">INT</text:span><text:span text:style-name="T17">,</text:span></text:p>
      <text:p text:style-name="Standard"><text:span text:style-name="T22"><text:tab/>PRIX2</text:span><text:span text:style-name="T20"> </text:span><text:span text:style-name="T23">DECIMAL</text:span><text:span text:style-name="T17">(</text:span><text:span text:style-name="T24">9</text:span><text:span text:style-name="T17">,</text:span><text:span text:style-name="T24">2</text:span><text:span text:style-name="T17">),</text:span></text:p>
      <text:p text:style-name="Standard"><text:span text:style-name="T22"><text:tab/>QTE3</text:span><text:span text:style-name="T20"> </text:span><text:span text:style-name="T23">INT</text:span><text:span text:style-name="T17">,</text:span></text:p>
      <text:p text:style-name="Standard"><text:span text:style-name="T22"><text:tab/>PRIX3</text:span><text:span text:style-name="T20"> </text:span><text:span text:style-name="T23">DECIMAL</text:span><text:span text:style-name="T17">(</text:span><text:span text:style-name="T24">9</text:span><text:span text:style-name="T17">,</text:span><text:span text:style-name="T24">2</text:span><text:span text:style-name="T17">),</text:span></text:p>
      <text:p text:style-name="Standard"><text:span text:style-name="T15"><text:tab/>PRIMARY</text:span><text:span text:style-name="T20"> </text:span><text:span text:style-name="T15">KEY</text:span><text:span text:style-name="T17">(</text:span><text:span text:style-name="T22">CODART</text:span><text:span text:style-name="T17">,</text:span><text:span text:style-name="T22">NUMFOU</text:span><text:span text:style-name="T17">)</text:span></text:p>
      <text:p text:style-name="Standard"><text:span text:style-name="T17"><text:tab/>);</text:span></text:p>
      <text:p text:style-name="P11"/>
      <text:p text:style-name="P6"/>
      <text:p text:style-name="P4">MariaDB [papyrus]&gt; explain VENTE;</text:p>
      <text:p text:style-name="P4">+--------+--------------+------+-----+---------+-------+</text:p>
      <text:p text:style-name="P4">| Field <text:s/>| Type <text:s text:c="8"/>| Null | Key | Default | Extra |</text:p>
      <text:p text:style-name="P4">+--------+--------------+------+-----+---------+-------+</text:p>
      <text:p text:style-name="P4">| CODART | char(4) <text:s text:c="5"/>| NO <text:s text:c="2"/>| PRI | NULL <text:s text:c="3"/>| <text:s text:c="6"/>|</text:p>
      <text:p text:style-name="P4">| NUMFOU | tinyint(4) <text:s text:c="2"/>| NO <text:s text:c="2"/>| PRI | NULL <text:s text:c="3"/>| <text:s text:c="6"/>|</text:p>
      <text:p text:style-name="P4">| DELLIV | smallint(6) <text:s/>| NO <text:s text:c="2"/>| <text:s text:c="4"/>| NULL <text:s text:c="3"/>| <text:s text:c="6"/>|</text:p>
      <text:p text:style-name="P4">| QTE1 <text:s text:c="2"/>| int(11) <text:s text:c="5"/>| NO <text:s text:c="2"/>| <text:s text:c="4"/>| NULL <text:s text:c="3"/>| <text:s text:c="6"/>|</text:p>
      <text:p text:style-name="P4">| PRIX1 <text:s/>| decimal(9,2) | NO <text:s text:c="2"/>| <text:s text:c="4"/>| NULL <text:s text:c="3"/>| <text:s text:c="6"/>|</text:p>
      <text:p text:style-name="P4">| QTE2 <text:s text:c="2"/>| int(11) <text:s text:c="5"/>| YES <text:s/>| <text:s text:c="4"/>| NULL <text:s text:c="3"/>| <text:s text:c="6"/>|</text:p>
      <text:p text:style-name="P4">| PRIX2 <text:s/>| decimal(9,2) | YES <text:s/>| <text:s text:c="4"/>| NULL <text:s text:c="3"/>| <text:s text:c="6"/>|</text:p>
      <text:p text:style-name="P4">| QTE3 <text:s text:c="2"/>| int(11) <text:s text:c="5"/>| YES <text:s/>| <text:s text:c="4"/>| NULL <text:s text:c="3"/>| <text:s text:c="6"/>|</text:p>
      <text:p text:style-name="P4">| PRIX3 <text:s/>| decimal(9,2) | YES <text:s/>| <text:s text:c="4"/>| NULL <text:s text:c="3"/>| <text:s text:c="6"/>|</text:p>
      <text:p text:style-name="P4">+--------+--------------+------+-----+---------+-------+</text:p>
      <text:p text:style-name="P4">9 rows in set (0,001 sec)</text:p>
      <text:p text:style-name="P4"/>
      <text:p text:style-name="P14"/>
      <text:p text:style-name="P7"/>
      <text:p text:style-name="P2"><text:span text:style-name="T1">2)</text:span><text:span text:style-name="T4"> </text:span><text:span text:style-name="T1">Faites un inventaire des contraintes à implémenter par type de contraintes et compléter la base de données.</text:span></text:p>
      <text:p text:style-name="P2"><text:bookmark text:name="page59R_mcid11"/><text:span text:style-name="T4"><text:line-break/></text:span><text:soft-page-break/><text:span text:style-name="T1">Pour les contraintes de clé étrangères, réfléchissez au cas par cas aux actions à entreprendre en cas de suppression ou de mise à jour.</text:span></text:p>
      <text:p text:style-name="P4"/>
      <text:p text:style-name="P1"><text:span text:style-name="T1">3)</text:span><text:span text:style-name="T4"> </text:span><text:span text:style-name="T1">Créez un index sur la colonne NUMFOU de la table ENTCOM.</text:span><text:bookmark text:name="page59R_mcid16"/><text:bookmark text:name="page59R_mcid15"/><text:bookmark text:name="page59R_mcid14"/><text:span text:style-name="T4"><text:line-break/></text:span></text:p>
      <text:p text:style-name="P1"><text:span text:style-name="T1">III.1.</text:span><text:span text:style-name="T2">2</text:span><text:span text:style-name="T4"> </text:span><text:span text:style-name="T1">Le script</text:span></text:p>
      <text:p text:style-name="P4"/>
      <text:p text:style-name="P1"><text:span text:style-name="T1">Pour générer le script de la base,</text:span><text:span text:style-name="T4"> </text:span><text:span text:style-name="T1">clic</text:span><text:span text:style-name="T4"> </text:span><text:span text:style-name="T1">droit</text:span><text:span text:style-name="T4"> </text:span><text:span text:style-name="T1">sur la base concernée, sélectionner</text:span><text:span text:style-name="T4"><text:line-break/></text:span></text:p>
      <text:p text:style-name="P1"><text:span text:style-name="T1">Exporter la base</text:span><text:span text:style-name="T4"> </text:span><text:span text:style-name="T1">de données en SQL.</text:span><text:bookmark text:name="page59R_mcid20"/><text:bookmark text:name="page59R_mcid19"/><text:span text:style-name="T4"><text:line-break/></text:span></text:p>
      <text:p text:style-name="P1"><text:span text:style-name="T1">Conservez les valeurs par défaut</text:span><text:span text:style-name="T4"> </text:span><text:span text:style-name="T1">et exportez votre base, puis testez le résulta</text:span><text:span text:style-name="T2">t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6:05:34.024162998</meta:creation-date>
    <dc:date>2023-03-16T11:07:08.118208571</dc:date>
    <meta:editing-duration>PT10H4M58S</meta:editing-duration>
    <meta:editing-cycles>6</meta:editing-cycles>
    <meta:generator>LibreOffice/7.4.4.2$Linux_X86_64 LibreOffice_project/40$Build-2</meta:generator>
    <dc:title>Untitled</dc:title>
    <meta:document-statistic meta:table-count="0" meta:image-count="0" meta:object-count="0" meta:page-count="4" meta:paragraph-count="134" meta:word-count="939" meta:character-count="5582" meta:non-whitespace-character-count="4227"/>
  </office:meta>
</office:document-meta>
</file>